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weight="normal"/>
    </style:style>
    <style:style style:family="text" style:name="T2" style:display-name="T2">
      <style:text-properties fo:font-weight="normal"/>
    </style:style>
    <style:style style:family="paragraph" style:name="P1" style:display-name="P1" style:parent-style-name="Normal"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GRAMMA 4: <text:span text:style-name="T1">PRODOTTO</text:span><text:span text:style-name="T1"> MATRICI</text:span></text:p>
        <text:p text:style-name="P1"/>
        <text:p text:style-name="P1"><text:span text:style-name="T2">Questo programma ci permette di calcolare il prodotto tra due matrici quadrate. Per fare ciò è necessario che il numero delle colonne della prima matrice eguagli il numero delle righe della seconda. Poichè le matrici sono quadrate è sufficiente verificare che le due matrici Input siano della stessa dimensione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Rocco </meta:initial-creator>
    <dc:creator>Rocco </dc:creator>
    <meta:creation-date>2015-01-19T19:12:28.469310324</meta:creation-date>
    <dc:date>Tue Jan 20 11:50:25 2015
</dc:date>
  </office:meta>
</office:document-meta>
</file>